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KacstDigital" svg:font-family="KacstDigita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000000" style:font-name="KacstDigital" fo:font-size="12pt" fo:font-weight="normal" officeooo:rsid="000d70cf" officeooo:paragraph-rsid="000d70cf" fo:background-color="transparent"/>
    </style:style>
    <style:style style:name="P2" style:family="paragraph" style:parent-style-name="Standard">
      <style:paragraph-properties style:line-height-at-least="0.582cm"/>
      <style:text-properties fo:color="#000000" style:font-name="Ubuntu" fo:font-size="28pt" fo:font-weight="bold" officeooo:rsid="000d70cf" fo:background-color="transparent" style:font-size-asian="28pt" style:font-weight-asian="bold" style:font-size-complex="28pt" style:font-weight-complex="bold"/>
    </style:style>
    <style:style style:name="P3" style:family="paragraph" style:parent-style-name="Standard">
      <style:paragraph-properties style:line-height-at-least="0.582cm"/>
      <style:text-properties fo:color="#000000" style:font-name="Ubuntu" fo:font-size="28pt" fo:font-weight="bold" officeooo:rsid="000d70cf" officeooo:paragraph-rsid="000d70cf" fo:background-color="transparent" style:font-size-asian="28pt" style:font-weight-asian="bold" style:font-size-complex="28pt" style:font-weight-complex="bold"/>
    </style:style>
    <style:style style:name="P4" style:family="paragraph" style:parent-style-name="Standard">
      <style:text-properties fo:color="#000000" style:font-name="Ubuntu" fo:font-size="28pt" fo:font-weight="bold" officeooo:rsid="000d70cf" officeooo:paragraph-rsid="000d70cf" fo:background-color="transparent" style:font-size-asian="28pt" style:font-weight-asian="bold" style:font-size-complex="28pt" style:font-weight-complex="bold"/>
    </style:style>
    <style:style style:name="P5" style:family="paragraph" style:parent-style-name="Standard">
      <style:paragraph-properties style:line-height-at-least="0.582cm"/>
      <style:text-properties fo:color="#000000" style:font-name="Ubuntu" fo:font-size="28pt" fo:font-weight="bold" officeooo:rsid="00137d72" officeooo:paragraph-rsid="000d70cf" fo:background-color="transparent" style:font-size-asian="28pt" style:font-weight-asian="bold" style:font-size-complex="28pt" style:font-weight-complex="bold"/>
    </style:style>
    <style:style style:name="P6" style:family="paragraph" style:parent-style-name="Standard">
      <style:paragraph-properties style:line-height-at-least="0.582cm"/>
      <style:text-properties fo:color="#000000" style:font-name="Droid Sans Fallback" fo:font-size="12pt" fo:font-weight="bold" officeooo:rsid="000d70cf" officeooo:paragraph-rsid="000d70cf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line-height-at-least="0.582cm"/>
      <style:text-properties fo:color="#000000" style:font-name="Droid Sans Fallback" fo:font-size="12pt" fo:font-weight="normal" fo:background-color="transparent"/>
    </style:style>
    <style:style style:name="P8" style:family="paragraph" style:parent-style-name="Standard">
      <style:paragraph-properties style:line-height-at-least="0.582cm"/>
      <style:text-properties fo:color="#000000" style:font-name="Droid Sans Fallback" fo:font-size="12pt" fo:font-style="italic" fo:font-weight="normal" fo:background-color="transparent"/>
    </style:style>
    <style:style style:name="P9" style:family="paragraph" style:parent-style-name="Standard">
      <style:paragraph-properties style:line-height-at-least="0.582cm"/>
      <style:text-properties fo:color="#000000" style:font-name="Droid Sans Fallback" fo:background-color="transparent"/>
    </style:style>
    <style:style style:name="P10" style:family="paragraph" style:parent-style-name="Standard">
      <style:paragraph-properties style:line-height-at-least="0.582cm"/>
      <style:text-properties fo:color="#000000" style:font-name="Droid Sans Fallback" officeooo:paragraph-rsid="00201bd2" fo:background-color="transparent"/>
    </style:style>
    <style:style style:name="P11" style:family="paragraph" style:parent-style-name="Standard">
      <style:paragraph-properties style:line-height-at-least="0.582cm" fo:text-align="center" style:justify-single-word="false"/>
      <style:text-properties style:font-name="Droid Sans Fallback" fo:font-size="16pt" fo:font-weight="normal" officeooo:rsid="0016b52a" officeooo:paragraph-rsid="0016b52a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style:line-height-at-least="0.582cm"/>
      <style:text-properties fo:font-variant="normal" fo:text-transform="none" fo:color="#000000" style:font-name="Droid Sans Fallback" fo:font-size="14pt" fo:letter-spacing="normal" fo:font-style="normal" fo:font-weight="normal" officeooo:rsid="00137d72" officeooo:paragraph-rsid="00137d72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style:line-height-at-least="0.582cm" fo:text-align="center" style:justify-single-word="false"/>
      <style:text-properties fo:font-variant="normal" fo:text-transform="none" fo:color="#000000" style:font-name="Droid Sans Fallback" fo:font-size="14pt" fo:letter-spacing="normal" fo:font-style="normal" fo:font-weight="normal" officeooo:rsid="0016b52a" officeooo:paragraph-rsid="0016b52a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style:line-height-at-least="0.582cm" fo:text-align="center" style:justify-single-word="false"/>
      <style:text-properties fo:font-variant="normal" fo:text-transform="none" fo:color="#000000" style:font-name="Droid Sans Fallback" fo:font-size="16pt" fo:letter-spacing="normal" fo:font-style="normal" fo:font-weight="normal" officeooo:rsid="0016b52a" officeooo:paragraph-rsid="0016b52a" fo:background-color="transparent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style:line-height-at-least="0.582cm" fo:text-align="center" style:justify-single-word="false"/>
      <style:text-properties fo:font-variant="normal" fo:text-transform="none" fo:color="#000000" style:font-name="Ubuntu" fo:font-size="40pt" fo:letter-spacing="normal" fo:font-style="normal" fo:font-weight="bold" officeooo:rsid="0016b52a" officeooo:paragraph-rsid="0016b52a" fo:background-color="transparent" style:font-size-asian="40pt" style:font-weight-asian="bold" style:font-size-complex="40pt" style:font-weight-complex="bold"/>
    </style:style>
    <style:style style:name="P16" style:family="paragraph" style:parent-style-name="Text_20_body">
      <style:paragraph-properties style:line-height-at-least="0.582cm"/>
      <style:text-properties fo:font-variant="normal" fo:text-transform="none" fo:color="#000000" style:text-line-through-style="none" style:text-line-through-type="none" style:font-name="Droid Sans Fallback" fo:font-size="12pt" fo:letter-spacing="normal" fo:font-style="normal" style:text-underline-style="none" fo:font-weight="normal" officeooo:rsid="0014e445" officeooo:paragraph-rsid="0016b52a" style:text-blinking="false" fo:background-color="#ffffff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style:line-height-at-least="0.582cm"/>
      <style:text-properties fo:font-variant="normal" fo:text-transform="none" fo:color="#000000" style:text-line-through-style="none" style:text-line-through-type="none" style:font-name="Droid Sans Fallback" fo:font-size="12pt" fo:letter-spacing="normal" fo:font-style="normal" style:text-underline-style="none" fo:font-weight="normal" officeooo:rsid="0016b52a" officeooo:paragraph-rsid="0014e445" style:text-blinking="false" fo:background-color="#fffff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.499cm" loext:contextual-spacing="false" style:line-height-at-least="0.582cm"/>
      <style:text-properties fo:color="#000000" style:font-name="Droid Sans Fallback" fo:background-color="transparent"/>
    </style:style>
    <style:style style:name="P19" style:family="paragraph" style:parent-style-name="Text_20_body">
      <style:paragraph-properties fo:margin-top="0cm" fo:margin-bottom="0cm" loext:contextual-spacing="false" style:line-height-at-least="0.582cm"/>
      <style:text-properties fo:font-variant="normal" fo:text-transform="none" fo:color="#000000" style:text-line-through-style="none" style:text-line-through-type="none" style:font-name="Droid Sans Fallback" fo:font-size="14pt" fo:letter-spacing="normal" fo:font-style="normal" style:text-underline-style="none" fo:font-weight="normal" officeooo:rsid="0018645a" officeooo:paragraph-rsid="0018645a" style:text-blinking="false" fo:background-color="#ffffff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top="0.101cm" fo:margin-bottom="0.101cm" loext:contextual-spacing="false" style:line-height-at-least="0.582cm"/>
      <style:text-properties fo:color="#000000" style:font-name="Droid Sans Fallback" fo:font-size="14pt" fo:font-weight="normal" officeooo:paragraph-rsid="0025c78c" fo:background-color="#ffffff" style:font-size-asian="14pt" style:font-size-complex="14pt"/>
    </style:style>
    <style:style style:name="P21" style:family="paragraph" style:parent-style-name="Text_20_body">
      <style:paragraph-properties fo:margin-top="0.101cm" fo:margin-bottom="0.101cm" loext:contextual-spacing="false" style:line-height-at-least="0.582cm"/>
      <style:text-properties fo:font-variant="normal" fo:text-transform="none" fo:color="#000000" style:text-line-through-style="none" style:text-line-through-type="none" style:font-name="Droid Sans Fallback" fo:font-size="14pt" fo:letter-spacing="normal" fo:font-style="normal" style:text-underline-style="none" fo:font-weight="normal" officeooo:rsid="0025c78c" officeooo:paragraph-rsid="0025c78c" style:text-blinking="false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style:line-height-at-least="0.582cm" fo:text-align="justify" style:justify-single-word="false"/>
      <style:text-properties officeooo:paragraph-rsid="00204b36"/>
    </style:style>
    <style:style style:name="P23" style:family="paragraph" style:parent-style-name="Standard" style:list-style-name="L1">
      <style:paragraph-properties style:line-height-at-least="0.582cm"/>
      <style:text-properties fo:font-variant="normal" fo:text-transform="none" fo:color="#000000" style:font-name="Droid Sans Fallback" fo:font-size="14pt" fo:letter-spacing="normal" fo:font-style="normal" fo:font-weight="normal" officeooo:rsid="00137d72" officeooo:paragraph-rsid="00204b36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style:line-height-at-least="0.582cm"/>
      <style:text-properties fo:font-variant="normal" fo:text-transform="none" fo:color="#000000" style:font-name="Droid Sans Fallback" fo:font-size="12pt" fo:letter-spacing="normal" fo:font-style="normal" fo:font-weight="normal" officeooo:rsid="000d70cf" officeooo:paragraph-rsid="00204b36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style:line-height-at-least="0.582cm" fo:text-align="justify" style:justify-single-word="false"/>
      <style:text-properties fo:font-variant="normal" fo:text-transform="none" fo:color="#000000" style:text-line-through-style="none" style:text-line-through-type="none" style:font-name="Droid Sans Fallback" fo:font-size="12pt" fo:letter-spacing="normal" fo:font-style="normal" style:text-underline-style="none" fo:font-weight="normal" officeooo:rsid="00112138" officeooo:paragraph-rsid="000d70cf" style:text-blinking="false" fo:background-color="#ffffff" style:font-size-asian="12pt" style:font-size-complex="12pt"/>
    </style:style>
    <style:style style:name="P26" style:family="paragraph" style:parent-style-name="Standard" style:list-style-name="L3">
      <style:paragraph-properties style:line-height-at-least="0.582cm"/>
      <style:text-properties fo:color="#000000" style:font-name="Droid Sans Fallback" fo:font-size="20pt" fo:font-weight="normal" officeooo:rsid="0014e445" officeooo:paragraph-rsid="0014e445" fo:background-color="transparent" style:font-size-asian="20pt" style:font-weight-asian="normal" style:font-size-complex="20pt" style:font-weight-complex="normal"/>
    </style:style>
    <style:style style:name="P27" style:family="paragraph" style:parent-style-name="Standard" style:list-style-name="L3">
      <style:paragraph-properties style:line-height-at-least="0.582cm"/>
      <style:text-properties fo:color="#000000" style:font-name="Droid Sans Fallback" fo:font-size="20pt" fo:font-weight="normal" officeooo:rsid="0016b52a" officeooo:paragraph-rsid="0016b52a" fo:background-color="transparent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style:line-height-at-least="0.582cm"/>
      <style:text-properties fo:color="#000000" style:font-name="Droid Sans Fallback" fo:font-size="12pt" fo:font-style="italic" fo:font-weight="normal" officeooo:rsid="000d70cf" officeooo:paragraph-rsid="000d70cf" fo:background-color="transparent" style:font-size-asian="28pt" style:font-weight-asian="bold" style:font-size-complex="28pt" style:font-weight-complex="bold"/>
    </style:style>
    <style:style style:name="P29" style:family="paragraph" style:parent-style-name="Standard">
      <style:paragraph-properties style:line-height-at-least="0.582cm" fo:text-align="justify" style:justify-single-word="false"/>
      <style:text-properties fo:color="#000000" style:font-name="Droid Sans Fallback" fo:font-size="12pt" fo:font-weight="bold" officeooo:rsid="000d70cf" officeooo:paragraph-rsid="000d70cf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style:line-height-at-least="0.582cm" fo:text-align="justify" style:justify-single-word="false"/>
      <style:text-properties officeooo:rsid="00204b36" officeooo:paragraph-rsid="00204b36"/>
    </style:style>
    <style:style style:name="P31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Droid Sans Fallback" fo:font-size="12pt" fo:letter-spacing="normal" fo:font-style="normal" style:text-underline-style="none" fo:font-weight="normal" officeooo:rsid="00137d72" officeooo:paragraph-rsid="0023ca3e" style:text-blinking="false" fo:background-color="transparent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color="#000000" style:font-name="Droid Sans Fallback" fo:font-weight="normal" officeooo:paragraph-rsid="0023ca3e" fo:background-color="transparent" style:font-weight-asian="normal" style:font-weight-complex="normal"/>
    </style:style>
    <style:style style:name="P33" style:family="paragraph" style:parent-style-name="Text_20_body">
      <style:paragraph-properties fo:margin-left="0cm" fo:margin-right="0cm" fo:margin-top="0cm" fo:margin-bottom="0.661cm" loext:contextual-spacing="false" fo:line-height="115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Droid Sans Fallback" fo:font-size="12pt" fo:letter-spacing="normal" fo:font-style="normal" style:text-underline-style="none" fo:font-weight="normal" officeooo:rsid="00137d72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 style:list-style-name="L2">
      <style:paragraph-properties style:line-height-at-least="0.582cm" fo:text-align="justify" style:justify-single-word="false"/>
      <style:text-properties fo:font-size="14pt" officeooo:rsid="00137d72" officeooo:paragraph-rsid="00137d72" style:font-size-asian="14pt" style:font-size-complex="14pt"/>
    </style:style>
    <style:style style:name="P35" style:family="paragraph" style:parent-style-name="Text_20_body">
      <style:paragraph-properties style:line-height-at-least="0.582cm" fo:text-align="justify" style:justify-single-word="false"/>
      <style:text-properties fo:font-variant="normal" fo:text-transform="none" fo:color="#000000" style:text-line-through-style="none" style:text-line-through-type="none" style:font-name="Droid Sans Fallback" fo:font-size="12pt" fo:letter-spacing="normal" fo:font-style="normal" style:text-underline-style="none" fo:font-weight="normal" officeooo:rsid="00137d72" officeooo:paragraph-rsid="000d70cf" style:text-blinking="false" fo:background-color="#ffffff" style:font-size-asian="12pt" style:font-size-complex="12pt"/>
    </style:style>
    <style:style style:name="P36" style:family="paragraph" style:parent-style-name="Text_20_body">
      <style:paragraph-properties style:line-height-at-least="0.582cm" fo:text-align="justify" style:justify-single-word="false"/>
      <style:text-properties fo:font-variant="normal" fo:text-transform="none" fo:color="#000000" style:text-line-through-style="none" style:text-line-through-type="none" style:font-name="Droid Sans Fallback" fo:font-size="12pt" fo:letter-spacing="normal" fo:font-style="normal" style:text-underline-style="none" fo:font-weight="normal" officeooo:rsid="0014e445" officeooo:paragraph-rsid="0014e445" style:text-blinking="false" fo:background-color="#ffffff" style:font-size-asian="12pt" style:font-size-complex="12pt"/>
    </style:style>
    <style:style style:name="P37" style:family="paragraph" style:parent-style-name="Text_20_body">
      <style:paragraph-properties style:line-height-at-least="0.582cm" fo:text-align="justify" style:justify-single-word="false"/>
      <style:text-properties fo:font-variant="normal" fo:text-transform="none" fo:color="#000000" style:text-line-through-style="none" style:text-line-through-type="none" style:font-name="Droid Sans Fallback" fo:font-size="12pt" fo:letter-spacing="normal" fo:font-style="normal" style:text-underline-style="none" fo:font-weight="normal" officeooo:rsid="0014e445" officeooo:paragraph-rsid="0014e445" style:text-blinking="false" fo:background-color="#ffffff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style:line-height-at-least="0.582cm" fo:text-align="justify" style:justify-single-word="false"/>
      <style:text-properties fo:color="#000000" style:font-name="Droid Sans Fallback" fo:font-size="12pt" officeooo:rsid="00137d72" officeooo:paragraph-rsid="00137d72" style:font-size-asian="12pt" style:font-size-complex="12pt"/>
    </style:style>
    <style:style style:name="P39" style:family="paragraph" style:parent-style-name="Text_20_body">
      <style:paragraph-properties style:line-height-at-least="0.582cm" fo:text-align="justify" style:justify-single-word="false"/>
      <style:text-properties fo:color="#000000" style:font-name="Droid Sans Fallback" fo:font-size="12pt" fo:font-weight="normal" officeooo:rsid="0014e445" officeooo:paragraph-rsid="0014e445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style:line-height-at-least="0.582cm" fo:text-align="justify" style:justify-single-word="false"/>
      <style:text-properties fo:color="#000000" style:font-name="Droid Sans Fallback" fo:font-size="12pt" fo:font-weight="normal" officeooo:rsid="0016b52a" officeooo:paragraph-rsid="0016b52a" fo:background-color="transparent" style:font-size-asian="12pt" style:font-weight-asian="normal" style:font-size-complex="12pt" style:font-weight-complex="normal"/>
    </style:style>
    <style:style style:name="T1" style:family="text">
      <style:text-properties fo:font-style="italic"/>
    </style:style>
    <style:style style:name="T2" style:family="text">
      <style:text-properties fo:font-style="italic" officeooo:rsid="001e5697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4e445" style:text-blinking="false" fo:background-color="#ffffff" loext:char-shading-value="0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#ffffff" loext:char-shading-value="0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officeooo:rsid="0016b52a" style:text-blinking="false" fo:background-color="#ffffff" loext:char-shading-value="0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officeooo:rsid="0025c78c" style:text-blinking="false" style:font-weight-asian="normal" style:font-weight-complex="normal"/>
    </style:style>
    <style:style style:name="T8" style:family="text">
      <style:text-properties fo:font-variant="normal" fo:text-transform="none" style:text-line-through-style="none" style:text-line-through-type="none" fo:font-size="12pt" fo:letter-spacing="normal" fo:font-style="normal" style:text-underline-style="none" officeooo:rsid="00137d72" style:text-blinking="false" style:font-size-asian="12pt" style:font-size-complex="12pt"/>
    </style:style>
    <style:style style:name="T9" style:family="text">
      <style:text-properties fo:font-variant="normal" fo:text-transform="none" fo:color="#000000" style:font-name="Droid Sans Fallback" fo:font-size="12pt" fo:letter-spacing="normal" fo:font-style="normal" fo:font-weight="normal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Droid Sans Fallback" fo:font-size="12pt" fo:letter-spacing="normal" fo:font-style="normal" fo:font-weight="normal" officeooo:rsid="000d70cf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Droid Sans Fallback" fo:font-size="12pt" fo:letter-spacing="normal" fo:font-style="normal" fo:font-weight="normal" officeooo:rsid="00111f8a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Droid Sans Fallback" fo:font-size="12pt" fo:letter-spacing="normal" fo:font-style="normal" fo:font-weight="normal" officeooo:rsid="00112138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Droid Sans Fallback" fo:font-size="12pt" fo:letter-spacing="normal" fo:font-style="normal" fo:font-weight="normal" officeooo:rsid="002928be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Droid Sans Fallback" fo:font-size="12pt" fo:letter-spacing="normal" fo:font-style="normal" fo:font-weight="normal" officeooo:rsid="00112138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Droid Sans Fallback" fo:font-size="12pt" fo:letter-spacing="normal" fo:font-style="normal" style:text-underline-style="none" fo:font-weight="normal" officeooo:rsid="00111f8a" style:text-blinking="false" fo:background-color="#ffffff" loext:char-shading-value="0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Droid Sans Fallback" fo:font-size="12pt" fo:letter-spacing="normal" fo:font-style="normal" style:text-underline-style="none" fo:font-weight="normal" officeooo:rsid="00112138" style:text-blinking="false" fo:background-color="#ffffff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Droid Sans Fallback" fo:font-size="12pt" fo:letter-spacing="normal" fo:font-style="normal" style:text-underline-style="none" fo:font-weight="normal" officeooo:rsid="00112138" style:text-blinking="false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Droid Sans Fallback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Droid Sans Fallback" fo:letter-spacing="normal" fo:font-style="normal" style:text-underline-style="none" fo:font-weight="normal" officeooo:rsid="00137d72" style:text-blinking="false" fo:background-color="#ffffff" loext:char-shading-value="0"/>
    </style:style>
    <style:style style:name="T20" style:family="text">
      <style:text-properties fo:font-variant="normal" fo:text-transform="none" fo:color="#000000" fo:letter-spacing="normal" fo:font-style="normal" fo:background-color="transparent" loext:char-shading-value="0"/>
    </style:style>
    <style:style style:name="T21" style:family="text">
      <style:text-properties fo:font-variant="normal" fo:text-transform="none" fo:color="#000000" fo:font-size="13pt" fo:letter-spacing="normal" fo:font-style="normal" fo:background-color="transparent" loext:char-shading-value="0" style:font-size-asian="13pt" style:font-size-complex="13pt"/>
    </style:style>
    <style:style style:name="T22" style:family="text">
      <style:text-properties fo:font-variant="normal" fo:text-transform="none" fo:color="#000000" fo:font-size="12pt" fo:letter-spacing="normal" fo:font-style="normal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111111" style:text-line-through-style="none" style:text-line-through-type="none" style:font-name="Droid Sans Fallback" fo:font-size="12pt" fo:letter-spacing="normal" fo:font-style="normal" style:text-underline-style="none" fo:font-weight="normal" officeooo:rsid="00112138" style:text-blinking="false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111111" style:text-line-through-style="none" style:text-line-through-type="none" style:font-name="Droid Sans Fallback" fo:font-size="12pt" fo:letter-spacing="normal" fo:font-style="normal" style:text-underline-style="none" fo:font-weight="normal" officeooo:rsid="00204b36" style:text-blinking="false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font-size="12pt" fo:letter-spacing="normal" fo:font-style="normal"/>
    </style:style>
    <style:style style:name="T26" style:family="text">
      <style:text-properties officeooo:rsid="0018a1cd"/>
    </style:style>
    <style:style style:name="T27" style:family="text">
      <style:text-properties officeooo:rsid="001c23f4"/>
    </style:style>
    <style:style style:name="T28" style:family="text">
      <style:text-properties fo:font-size="12pt" fo:font-style="italic" fo:font-weight="normal"/>
    </style:style>
    <style:style style:name="T29" style:family="text">
      <style:text-properties fo:font-size="12pt" fo:font-style="italic" fo:font-weight="normal" officeooo:rsid="00201bd2"/>
    </style:style>
    <style:style style:name="T30" style:family="text">
      <style:text-properties fo:font-size="12pt" fo:font-weight="normal"/>
    </style:style>
    <style:style style:name="T31" style:family="text">
      <style:text-properties officeooo:rsid="0025c78c"/>
    </style:style>
    <style:style style:name="T32" style:family="text">
      <style:text-properties style:font-name="Droid Sans Mono" fo:background-color="transparent" loext:char-shading-value="0"/>
    </style:style>
    <style:style style:name="T33" style:family="text">
      <style:text-properties style:font-name="Droid Sans Mono" officeooo:rsid="0025c78c" fo:background-color="transparent" loext:char-shading-value="0"/>
    </style:style>
    <style:style style:name="T34" style:family="text">
      <style:text-properties style:font-name="Droid Sans Mono" officeooo:rsid="0027b679" fo:background-color="transparent" loext:char-shading-value="0"/>
    </style:style>
    <style:style style:name="T35" style:family="text">
      <style:text-properties fo:background-color="#ffffff" loext:char-shading-value="0"/>
    </style:style>
    <style:style style:name="T36" style:family="text">
      <style:text-properties officeooo:rsid="0018a1cd" fo:background-color="#ffffff" loext:char-shading-value="0"/>
    </style:style>
    <style:style style:name="T37" style:family="text">
      <style:text-properties officeooo:rsid="0018fa6b" fo:background-color="#ffffff" loext:char-shading-value="0"/>
    </style:style>
    <style:style style:name="T38" style:family="text">
      <style:text-properties officeooo:rsid="00242f38" fo:background-color="#ffffff" loext:char-shading-value="0"/>
    </style:style>
    <style:style style:name="T39" style:family="text">
      <style:text-properties officeooo:rsid="0028d0c3" fo:background-color="#ff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15"/>
      <text:p text:style-name="P15">Project work</text:p>
      <text:p text:style-name="P15"/>
      <text:p text:style-name="P15"/>
      <text:p text:style-name="P11"><text:span text:style-name="T20"><text:s text:c="53"/></text:span><text:span text:style-name="T21">Выполни</text:span><text:span text:style-name="T22">л:</text:span></text:p>
      <text:p text:style-name="P14"><text:s text:c="62"/>Величко И. Д.</text:p>
      <text:p text:style-name="P11"><text:span text:style-name="T20"><text:s text:c="51"/></text:span><text:span text:style-name="T22">Проверил:</text:span></text:p>
      <text:p text:style-name="P14"><text:s text:c="63"/>Тен<text:span text:style-name="T27">и</text:span>гин А. А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Сириус, 2022</text:p>
      <text:list xml:id="list2668832623" text:style-name="L1">
        <text:list-item>
          <text:p text:style-name="P23"><text:soft-page-break/>Немного вводной информации</text:p>
        </text:list-item>
      </text:list>
      <text:p text:style-name="P24"/>
      <text:p text:style-name="P24"/>
      <text:p text:style-name="P30"><text:span text:style-name="T10">Python </text:span><text:span text:style-name="T9">появился 20 февраля 1991 года под авторством </text:span><text:span text:style-name="T13">Г</text:span><text:span text:style-name="T9">видо ван Россума.</text:span></text:p>
      <text:p text:style-name="P22"><text:span text:style-name="T10">Python - </text:span><text:span text:style-name="T15">высокоуровневый язык программирования </text:span><text:span text:style-name="T10">общего назначения с </text:span><text:span text:style-name="T11">динамической строгой </text:span><text:span text:style-name="T10">типизацией и автоматическим управлением памятью</text:span><text:span text:style-name="T12">. </text:span><text:span text:style-name="T14">Язык является полностью объектно-ориентированным</text:span><text:span text:style-name="T16"> </text:span><text:span text:style-name="T14">в том плане, что всё является объектами</text:span><text:span text:style-name="T16">. </text:span></text:p>
      <text:p text:style-name="P22"><text:span text:style-name="T23">Во первых стоит отметить интересную особенность Python. Он не содержит операторных скобок (begin..end в </text:span><text:span text:style-name="T24">P</text:span><text:span text:style-name="T23">ascal или {..}в </text:span><text:span text:style-name="T24">C</text:span><text:span text:style-name="T23">), вместо этого </text:span><text:span text:style-name="Strong_20_Emphasis"><text:span text:style-name="T17">блоки выделяются отступами</text:span></text:span><text:span text:style-name="T23">: пробелами или табуляцией, а вход в блок из операторов осуществляется двоеточием. Однострочные комментарии начинаются со знака фунта «#», многострочные — начинаются и заканчиваются тремя двойными кавычками «"""».</text:span><text:span text:style-name="T17"><text:line-break/></text:span><text:span text:style-name="T23">Чтобы присвоить значение пременной используется знак «=», а для сравнения —</text:span><text:span text:style-name="T17"> </text:span><text:span text:style-name="T23">«==». Для увеличения значения переменной, или добавления к строке используется оператор «+=», а для уменьшения — «-=». Все эти операции могут взаимодействовать с большинством типов, в том числе со строками.</text:span></text:p>
      <text:p text:style-name="P25"/>
      <text:p text:style-name="P25"/>
      <text:p text:style-name="P32"><text:span text:style-name="T8">Предшественница Bash - Bourne-shell (sh, «Оболочка Борна») была одной из первых оболочек для операционных систем Unix. Ее создал в 1978 году британский ученый Стивен Борн, давший Bourne-shell свое имя. </text:span><text:span text:style-name="T25">Изначально оболочка sh обладала относительно небольшим набором функций. Но в 1987 году Bourne-shell заинтересовался программист Брайан Фокс, сумевший доработать и значительно расширить ее функционал. В 1989 году Брайан создал бета-версию Bash и продолжал поддерживать свое детище вплоть до 1993 года.</text:span><text:span text:style-name="T8"> </text:span></text:p>
      <text:p text:style-name="P31">Основные команды, правила их написания и прочие особенности Bash были перенесены из sh. Прочие возможности, включая историю, позаимствованы из Korn Shell и C Shell (других вариаций Bourne-shell). </text:p>
      <text:p text:style-name="P32"><text:span text:style-name="T8">Bash практически полностью соответствует стандартам POSIX. </text:span><text:span text:style-name="T25">Сегодня оболочка Bash предустановлена в большей части дистрибутивов Unix/Linux. Взаимодействие оболочки и операционной системы обеспечивается с помощью специальной программы – терминала (например, lxterm, xterm, eterm, gnome-terminal).</text:span></text:p>
      <text:p text:style-name="P33"/>
      <text:p text:style-name="P35"/>
      <text:p text:style-name="P35"/>
      <text:p text:style-name="P35"><text:soft-page-break/></text:p>
      <text:list xml:id="list314229647" text:style-name="L2">
        <text:list-item>
          <text:p text:style-name="P34"><text:span text:style-name="T19">С</text:span><text:span text:style-name="T18">ходства и различия.</text:span></text:p>
        </text:list-item>
      </text:list>
      <text:p text:style-name="P38"><text:span text:style-name="T3">Bash как и Python часто используют для автоматизации работы с ресурсами компьютера, но функционал Python гораздо шире, в частности Bash не поддерживает работу с ООП и фреймворками, </text:span><text:span text:style-name="T4">он не считается языком программирования</text:span><text:span text:style-name="T3">. Тем не менее он спраляется со своими задачами быстрее, чем Python.</text:span></text:p>
      <text:p text:style-name="P36">Bash не требует установки сторонних приложений и программ. Но на нем сложнее писать и сложнее поддерживать код, если это необходимо.</text:p>
      <text:p text:style-name="P29"/>
      <text:p text:style-name="P6"/>
      <text:list xml:id="list420330272" text:style-name="L3">
        <text:list-item>
          <text:p text:style-name="P26">Задача скрипта</text:p>
        </text:list-item>
      </text:list>
      <text:p text:style-name="P37">Скрипт получает путь к директории и работает с папками и файлами в ней:</text:p>
      <text:p text:style-name="P39"><text:span text:style-name="T5">Рекурсивно для каждой директории </text:span><text:span text:style-name="T6">выводит название папки, количество директорий в ней (без рекурсии) и количество файлов, а также общий размер этой папки.</text:span></text:p>
      <text:p text:style-name="P40"><text:span text:style-name="T6">И</text:span><text:span text:style-name="T5">з массива всех файлов в директории он формирует группы, объединяя их по расширению файла. Выводит расширение и затем список файлов с этим расширением. Обработка неопределенных расширений.</text:span></text:p>
      <text:p text:style-name="P17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ython script</text:p>
      <text:p text:style-name="P1"/>
      <text:p text:style-name="P1"/>
      <text:p text:style-name="P7">import os, sys, argparse, sh</text:p>
      <text:p text:style-name="P18"/>
      <text:p text:style-name="P7">parser = argparse.ArgumentParser()</text:p>
      <text:p text:style-name="P7">parser.add_argument('--folder', '-f')</text:p>
      <text:p text:style-name="P7">args = parser.parse_args(sys.argv[1:])</text:p>
      <text:p text:style-name="P9"/>
      <text:p text:style-name="P7">def main(<text:span text:style-name="T1">folder</text:span>):</text:p>
      <text:p text:style-name="P7"><text:tab/>all_dirs = []</text:p>
      <text:p text:style-name="P7"><text:tab/>all_files = []</text:p>
      <text:p text:style-name="P7"><text:tab/>all_extensions = {}</text:p>
      <text:p text:style-name="P7"><text:tab/>for root, dirs, files in os.walk(folder):</text:p>
      <text:p text:style-name="P7"><text:tab/><text:tab/>all_dirs.append(cut_dir(root, dirs, files))</text:p>
      <text:p text:style-name="P7"><text:tab/><text:tab/>for f in files:</text:p>
      <text:p text:style-name="P7"><text:tab/><text:tab/><text:tab/>all_files.append(cut_file(f))</text:p>
      <text:p text:style-name="P7"><text:tab/>for f in all_files:</text:p>
      <text:p text:style-name="P7"><text:tab/><text:tab/>if f[0] in all_extensions.keys():</text:p>
      <text:p text:style-name="P7"><text:tab/><text:tab/><text:tab/>all_extensions[f[0]].append(f[1])</text:p>
      <text:p text:style-name="P7"><text:tab/><text:tab/>else:</text:p>
      <text:p text:style-name="P7"><text:tab/><text:tab/><text:tab/>all_extensions[f[0]] = [f[1]]</text:p>
      <text:p text:style-name="P7"><text:tab/>return all_dirs, all_extensions</text:p>
      <text:p text:style-name="P9"/>
      <text:p text:style-name="P7">def cut_dir(<text:span text:style-name="T1">root</text:span>, <text:span text:style-name="T1">dirs</text:span>, <text:span text:style-name="T1">files</text:span>):</text:p>
      <text:p text:style-name="P7"><text:tab/>complete = []</text:p>
      <text:p text:style-name="P7"><text:tab/>complete.append(root[root.rfind('/')+1:])</text:p>
      <text:p text:style-name="P7"><text:tab/>complete.append(<text:span text:style-name="T1">len</text:span>(dirs))</text:p>
      <text:p text:style-name="P7"><text:tab/>complete.append(<text:span text:style-name="T1">len</text:span>(files))</text:p>
      <text:p text:style-name="P7"><text:tab/>complete.append(dir_size(root))</text:p>
      <text:p text:style-name="P7"><text:tab/>return complete</text:p>
      <text:p text:style-name="P9"/>
      <text:p text:style-name="P7">def cut_file(<text:span text:style-name="T1">entire</text:span>):</text:p>
      <text:p text:style-name="P7"><text:tab/>complete = []</text:p>
      <text:p text:style-name="P7"><text:tab/>if '.' in entire:</text:p>
      <text:p text:style-name="P7"><text:tab/><text:tab/>complete.append(entire[entire.rfind('.')+1:])</text:p>
      <text:p text:style-name="P7"><text:tab/><text:tab/>complete.append(entire[:entire.rfind('.')])</text:p>
      <text:p text:style-name="P7"><text:tab/>else:</text:p>
      <text:p text:style-name="P7"><text:tab/><text:tab/>complete.append('None')</text:p>
      <text:p text:style-name="P7"><text:tab/><text:tab/>complete.append(entire)</text:p>
      <text:p text:style-name="P7"><text:tab/>return complete</text:p>
      <text:p text:style-name="P9"/>
      <text:p text:style-name="P7"><text:soft-page-break/>def dir_size(<text:span text:style-name="T1">root</text:span>):</text:p>
      <text:p text:style-name="P7"><text:tab/>size = sh.du('-s', '-h', root)</text:p>
      <text:p text:style-name="P7"><text:tab/>size = size.split('\t')[0]</text:p>
      <text:p text:style-name="P7"><text:tab/>return size</text:p>
      <text:p text:style-name="P9"/>
      <text:p text:style-name="P7">def pretty_print(<text:span text:style-name="T1">dirs</text:span>, <text:span text:style-name="T1">extensions</text:span>):</text:p>
      <text:p text:style-name="P7"><text:span text:style-name="T1"><text:tab/>print</text:span>('\n---directories------------------------------------------')</text:p>
      <text:p text:style-name="P7"><text:span text:style-name="T1"><text:tab/>print</text:span>('{0:19s} {1:10s} {2:11s} {3:10s}'.format('TITLE', 'FOLDERS', <text:tab/>'FILES', 'SIZE'))</text:p>
      <text:p text:style-name="P7"><text:tab/>for d in dirs:</text:p>
      <text:p text:style-name="P7"><text:tab/><text:tab/>if <text:span text:style-name="T1">len</text:span>(d[0]) &lt; 20:</text:p>
      <text:p text:style-name="P7"><text:tab/><text:tab/><text:tab/>full_str = '{:20s} '.format(d[0])</text:p>
      <text:p text:style-name="P7"><text:tab/><text:tab/>else:</text:p>
      <text:p text:style-name="P7"><text:tab/><text:tab/><text:tab/>full_str = '{:17s}... '.format(d[0][:17])</text:p>
      <text:p text:style-name="P7"><text:tab/><text:tab/>full_str += '{:10s} {:10s} {:10s}'.format(str(d[1]), str(d[2]), d[3])</text:p>
      <text:p text:style-name="P7"><text:span text:style-name="T1"><text:tab/><text:tab/>print</text:span>(full_str) </text:p>
      <text:p text:style-name="P7"><text:span text:style-name="T1"><text:tab/>print</text:span>('\n---extensions-------------------------------------------')</text:p>
      <text:p text:style-name="P7"><text:span text:style-name="T1"><text:tab/>print</text:span>('{0:14s} {1:11s} {2:10s}'.format('EXTENSION', 'COUNT', 'TITLES'))</text:p>
      <text:p text:style-name="P7"><text:tab/>for f in extensions.keys():</text:p>
      <text:p text:style-name="P7"><text:tab/><text:tab/>full_str = '{:15s} {:10s} '.format(f, str(<text:span text:style-name="T1">len</text:span>(extensions[f])))</text:p>
      <text:p text:style-name="P7"><text:tab/><text:tab/>cou = 0</text:p>
      <text:p text:style-name="P7"><text:tab/><text:tab/>for ff in extensions[f]:</text:p>
      <text:p text:style-name="P7"><text:tab/><text:tab/><text:tab/>if cou &lt; 4:</text:p>
      <text:p text:style-name="P7"><text:tab/><text:tab/><text:tab/><text:tab/>full_str += '{} '.format(ff)</text:p>
      <text:p text:style-name="P7"><text:tab/><text:tab/><text:tab/><text:tab/>cou += 1</text:p>
      <text:p text:style-name="P7"><text:tab/><text:tab/><text:tab/>else:</text:p>
      <text:p text:style-name="P7"><text:tab/><text:tab/><text:tab/><text:tab/>full_str += '{} | ETC...'.format(ff)</text:p>
      <text:p text:style-name="P7"><text:tab/><text:tab/><text:tab/><text:tab/>break</text:p>
      <text:p text:style-name="P7"><text:span text:style-name="T1"><text:tab/><text:tab/>print</text:span>(full_str)</text:p>
      <text:p text:style-name="P7"><text:span text:style-name="T1"><text:tab/>print</text:span>()</text:p>
      <text:p text:style-name="P7"/>
      <text:p text:style-name="P7">result = main(args.folder)</text:p>
      <text:p text:style-name="P7">directories = result[0]</text:p>
      <text:p text:style-name="P7">extensions = result[1]</text:p>
      <text:p text:style-name="P7">pretty_print(directories, extensions)</text:p>
      <text:p text:style-name="P9"/>
      <text:p text:style-name="P7"><text:span text:style-name="T1">#</text:span> <text:span text:style-name="T1">python3 main.py -f </text:span><text:span text:style-name="T2">[folder]</text:span></text:p>
      <text:p text:style-name="P2"/>
      <text:p text:style-name="P4"/>
      <text:p text:style-name="P4"/>
      <text:p text:style-name="P4"><text:soft-page-break/>Bash script</text:p>
      <text:p text:style-name="P28"/>
      <text:p text:style-name="P7">function main {</text:p>
      <text:p text:style-name="P7"><text:tab/>first=$( <text:span text:style-name="T1">echo</text:span> <text:span text:style-name="T1">$1</text:span> | rev | cut -d/ -f1 | rev )</text:p>
      <text:p text:style-name="P7"><text:tab/>var=$( <text:span text:style-name="T1">echo</text:span> <text:span text:style-name="T1">$1</text:span> | rev )</text:p>
      <text:p text:style-name="P7"><text:tab/>fpath=$( <text:span text:style-name="T1">echo</text:span> <text:span text:style-name="T1">${var#*/}</text:span> | rev )</text:p>
      <text:p text:style-name="P7"><text:span text:style-name="T1"><text:tab/>cd</text:span> <text:span text:style-name="T1">$fpath</text:span></text:p>
      <text:p text:style-name="P7"><text:tab/>declare -a directories</text:p>
      <text:p text:style-name="P7"><text:tab/>declare -a ext</text:p>
      <text:p text:style-name="P7"><text:tab/>declare -A extensions</text:p>
      <text:p text:style-name="P7"><text:tab/>recursive <text:span text:style-name="T1">$first</text:span></text:p>
      <text:p text:style-name="P7"><text:tab/>present</text:p>
      <text:p text:style-name="P7">}</text:p>
      <text:p text:style-name="P9"/>
      <text:p text:style-name="P7">function recursive {</text:p>
      <text:p text:style-name="P7"><text:tab/>directory <text:span text:style-name="T1">$1</text:span></text:p>
      <text:p text:style-name="P7"><text:span text:style-name="T1"><text:tab/>cd</text:span> <text:span text:style-name="T1">$1</text:span></text:p>
      <text:p text:style-name="P7"><text:tab/>for <text:span text:style-name="T1">smth</text:span> in *; do</text:p>
      <text:p text:style-name="P7"><text:tab/><text:tab/>if [ -d "<text:span text:style-name="T1">$smth</text:span>" ] </text:p>
      <text:p text:style-name="P7"><text:tab/><text:tab/>then recursive <text:span text:style-name="T1">$smth</text:span></text:p>
      <text:p text:style-name="P7"><text:tab/><text:tab/>elif [ -f "<text:span text:style-name="T1">$smth</text:span>" ] </text:p>
      <text:p text:style-name="P7"><text:tab/><text:tab/>then extension <text:span text:style-name="T1">$smth</text:span></text:p>
      <text:p text:style-name="P7"><text:tab/><text:tab/>fi</text:p>
      <text:p text:style-name="P7"><text:tab/>done</text:p>
      <text:p text:style-name="P7"><text:span text:style-name="T1"><text:tab/>cd</text:span> ..</text:p>
      <text:p text:style-name="P7">}</text:p>
      <text:p text:style-name="P9"/>
      <text:p text:style-name="P7">function directory {</text:p>
      <text:p text:style-name="P7"><text:tab/>name=<text:span text:style-name="T1">$1</text:span></text:p>
      <text:p text:style-name="P7"><text:tab/>size=$( du -sh <text:span text:style-name="T1">$1</text:span> | cut -f 1 )</text:p>
      <text:p text:style-name="P7"><text:span text:style-name="T1"><text:tab/>cd</text:span> <text:span text:style-name="T1">$1</text:span></text:p>
      <text:p text:style-name="P7"><text:tab/>count_d=$(( $( find . -maxdepth 1 -type d | wc -l ) - 1 ))</text:p>
      <text:p text:style-name="P7"><text:tab/>count_f=$( find <text:span text:style-name="T1">.</text:span> -maxdepth 1 -type f | wc -l )</text:p>
      <text:p text:style-name="P7"><text:span text:style-name="T1"><text:tab/>cd</text:span> ..</text:p>
      <text:p text:style-name="P7"><text:tab/>directories+=("<text:span text:style-name="T1">$name</text:span> <text:span text:style-name="T1">$count_d</text:span> <text:span text:style-name="T1">$count_f</text:span> <text:span text:style-name="T1">$size</text:span>")</text:p>
      <text:p text:style-name="P7">}</text:p>
      <text:p text:style-name="P9"/>
      <text:p text:style-name="P7">function extension {</text:p>
      <text:p text:style-name="P7"><text:tab/>if [[ <text:span text:style-name="T1">$1</text:span> =~ "." ]]</text:p>
      <text:p text:style-name="P7"><text:tab/>then title=`echo "<text:span text:style-name="T1">$1</text:span>" | cut -d'.' -f1`</text:p>
      <text:p text:style-name="P7"><text:tab/>exten=`echo "<text:span text:style-name="T1">$1</text:span>" | cut -d'.' -f2`</text:p>
      <text:p text:style-name="P7"><text:tab/>else title=<text:span text:style-name="T1">$1</text:span></text:p>
      <text:p text:style-name="P7"><text:tab/>exten="None"</text:p>
      <text:p text:style-name="P7"><text:soft-page-break/><text:tab/>fi</text:p>
      <text:p text:style-name="P7"><text:tab/>if <text:span text:style-name="T1">echo</text:span> <text:span text:style-name="T1">${ext[@]}</text:span> | grep -q -w "<text:span text:style-name="T1">$exten</text:span>"</text:p>
      <text:p text:style-name="P7"><text:tab/>then var=<text:span text:style-name="T1">${extensions[$exten]}</text:span></text:p>
      <text:p text:style-name="P7"><text:tab/>extensions[<text:span text:style-name="T1">$exten</text:span>]="<text:span text:style-name="T1">$var</text:span> <text:span text:style-name="T1">$title</text:span>"</text:p>
      <text:p text:style-name="P7"><text:tab/>else ext+=(<text:span text:style-name="T1">$exten</text:span>)</text:p>
      <text:p text:style-name="P7"><text:tab/>extensions[<text:span text:style-name="T1">$exten</text:span>]="<text:span text:style-name="T1">$title</text:span>"</text:p>
      <text:p text:style-name="P7"><text:tab/>fi</text:p>
      <text:p text:style-name="P7">}</text:p>
      <text:p text:style-name="P9"><text:tab/></text:p>
      <text:p text:style-name="P7"><text:tab/>function present {</text:p>
      <text:p text:style-name="P7"><text:span text:style-name="T1"><text:tab/>echo</text:span> -e "\n---directories------------------------------------------"</text:p>
      <text:p text:style-name="P7"><text:span text:style-name="T1"><text:tab/>printf</text:span> "%-19s %-10s %-11s %-12s\n" "TITLE" "FOLDERS" "FILES" "SIZE"</text:p>
      <text:p text:style-name="P7"><text:tab/>for <text:span text:style-name="T1">i</text:span> in "<text:span text:style-name="T1">${directories[@]}</text:span>"; do</text:p>
      <text:p text:style-name="P7"><text:tab/>IFS=' ' <text:span text:style-name="T1">read</text:span> -ra divided &lt;&lt;&lt; <text:span text:style-name="T1">$i</text:span></text:p>
      <text:p text:style-name="P7"><text:tab/><text:tab/>if [[ <text:span text:style-name="T1">${#divided[0]}</text:span> -lt 20 ]]</text:p>
      <text:p text:style-name="P7"><text:tab/><text:tab/>then <text:span text:style-name="T1">printf</text:span> "%-20s %-10s %-10s %-12s\n" "<text:span text:style-name="T1">${divided[0]}</text:span>" <text:span text:style-name="T1">${divid<text:tab/><text:tab/>ed[1]}</text:span> <text:span text:style-name="T1">$<text:tab/>{divided[2]}</text:span> <text:span text:style-name="T1">${divided[3]}</text:span> </text:p>
      <text:p text:style-name="P7"><text:tab/><text:tab/>else <text:span text:style-name="T1">echo</text:span> <text:span text:style-name="T1">${divided[0]}</text:span> | awk 'BEGIN {FIELDWIDTHS="17"} {printf <text:tab/><text:tab/>$1} <text:tab/>END {printf "..."}'</text:p>
      <text:p text:style-name="P7"><text:span text:style-name="T1"><text:tab/><text:tab/>printf</text:span> " %-10s %-10s %-12s\n" <text:span text:style-name="T1">${divided[1]}</text:span> <text:span text:style-name="T1">${divided[2]}</text:span> <text:span text:style-name="T1">$<text:tab/><text:tab/><text:tab/>{divided[3]}</text:span></text:p>
      <text:p text:style-name="P7"><text:tab/><text:tab/>fi</text:p>
      <text:p text:style-name="P7"><text:tab/>done</text:p>
      <text:p text:style-name="P7"><text:span text:style-name="T1"><text:tab/>echo</text:span> -e "\n---extensions-------------------------------------------"</text:p>
      <text:p text:style-name="P7"><text:span text:style-name="T1"><text:tab/>printf</text:span> "%-14s %-11s %-10s" "EXTENSION" "COUNT" "TITLES"</text:p>
      <text:p text:style-name="P7"><text:tab/>for <text:span text:style-name="T1">i</text:span> in "<text:span text:style-name="T1">${ext[@]}</text:span>"; do</text:p>
      <text:p text:style-name="P7"><text:tab/>len=` <text:span text:style-name="T1">echo</text:span> "<text:span text:style-name="T1">${extensions[$i]}</text:span>" | wc -w `</text:p>
      <text:p text:style-name="P7"><text:span text:style-name="T1"><text:tab/>printf</text:span> "\n%-15s %-10s " <text:span text:style-name="T1">$i</text:span> <text:span text:style-name="T1">$len</text:span></text:p>
      <text:p text:style-name="P7"><text:tab/>cou=0</text:p>
      <text:p text:style-name="P7"><text:tab/><text:tab/>IFS=' ' <text:span text:style-name="T1">read</text:span> -ra titles &lt;&lt;&lt; <text:span text:style-name="T1">${extensions[$i]}</text:span></text:p>
      <text:p text:style-name="P7"><text:tab/><text:tab/><text:tab/>for <text:span text:style-name="T1">tit</text:span> in "<text:span text:style-name="T1">${titles[@]}</text:span>"; do</text:p>
      <text:p text:style-name="P7"><text:tab/><text:tab/><text:tab/>if [[ <text:span text:style-name="T1">$cou</text:span> -lt 5 ]]</text:p>
      <text:p text:style-name="P7"><text:tab/><text:tab/><text:tab/>then <text:span text:style-name="T1">printf</text:span> "%s " <text:span text:style-name="T1">$tit</text:span></text:p>
      <text:p text:style-name="P7"><text:tab/><text:tab/><text:tab/>cou=$(( <text:span text:style-name="T1">$cou</text:span> + 1 ))</text:p>
      <text:p text:style-name="P7"><text:tab/><text:tab/><text:tab/>else <text:span text:style-name="T1">printf</text:span> "%s | ETC..." <text:span text:style-name="T1">$tit</text:span></text:p>
      <text:p text:style-name="P8"><text:tab/><text:tab/><text:tab/>break</text:p>
      <text:p text:style-name="P7"><text:tab/><text:tab/>fi</text:p>
      <text:p text:style-name="P7"><text:tab/><text:tab/>done</text:p>
      <text:p text:style-name="P7"><text:tab/>done</text:p>
      <text:p text:style-name="P7"><text:span text:style-name="T1"><text:tab/>echo</text:span> -e "\n"</text:p>
      <text:p text:style-name="P7">}</text:p>
      <text:p text:style-name="P9"/>
      <text:p text:style-name="P7">main <text:span text:style-name="T1">$1</text:span></text:p>
      <text:p text:style-name="P10"><text:span text:style-name="T28">#</text:span><text:span text:style-name="T30"> </text:span><text:span text:style-name="T28">./main.sh </text:span><text:span text:style-name="T29">[folder]</text:span></text:p>
      <text:list xml:id="list133429593746809" text:continue-numbering="true" text:style-name="L3">
        <text:list-item>
          <text:p text:style-name="P27"><text:soft-page-break/>Выводы</text:p>
        </text:list-item>
      </text:list>
      <text:p text:style-name="P16"/>
      <text:p text:style-name="P19">И Bash и Python <text:s/>прекрасно справились с поставленной задачей, причем количество кода оказалось почти одинаковым, хотя на Bash получилось немного меньше. </text:p>
      <text:p text:style-name="P19">В Python в модуле os есть метод walk, <text:span text:style-name="T26">который сделал основную работу этого скрипта, на баше сделать то же самое было труднее. Работать с массивами, чтобы проводить вычисления проще на Python, </text:span><text:span text:style-name="T31">как и выводить информацию.</text:span></text:p>
      <text:p text:style-name="P20"><text:span text:style-name="T7">Bash справился с помощью встроенных функций, а на Python не обошлось без использования четырех библиотек, это - </text:span><text:span text:style-name="T32">os, sys, argparse </text:span><text:span text:style-name="T33">и</text:span><text:span text:style-name="T32"> sh. </text:span><text:span text:style-name="T33">Sys и argparse были необходими для получения аргументов. Os — для использования утилиты walk. И наконец sh для определения размера директорий, </text:span><text:span text:style-name="T34">в bash это было реализовано при помощи утилиты du.</text:span></text:p>
      <text:p text:style-name="P21"><text:span text:style-name="T36">Лично мне было удобнее выполнять эту работу на Python, </text:span><text:span text:style-name="T35">но ес</text:span><text:span text:style-name="T39">ли</text:span><text:span text:style-name="T35"> хорошо знать основополагающие функции Bash, то, возможно, это было бы удобнее именно на нем.</text:span><text:span text:style-name="T36"> В об</text:span><text:span text:style-name="T37">щем</text:span><text:span text:style-name="T36">, </text:span><text:span text:style-name="T37">для</text:span><text:span text:style-name="T36"> </text:span><text:span text:style-name="T37">работы с файлами и директориями Bash приспособлен лучше, но его труднее пон</text:span><text:span text:style-name="T38">ять</text:span><text:span text:style-name="T3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KacstDigital" svg:font-family="KacstDigita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21:53:27.468097145</meta:creation-date>
    <dc:date>2022-05-30T13:34:27.566214602</dc:date>
    <meta:editing-duration>PT3H16M5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8" meta:paragraph-count="172" meta:word-count="1061" meta:character-count="7964" meta:non-whitespace-character-count="6649"/>
  </office:meta>
</office:document-meta>
</file>